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9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7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3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38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9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Segoe UI Semibold" fo:font-size="28pt" fo:text-shadow="none" style:font-size-asian="28pt" style:font-size-complex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Segoe UI Semibold" fo:font-size="28pt" fo:text-shadow="none" fo:font-weight="bold" style:font-name-asian="Segoe UI" style:font-size-asian="28pt" style:font-weight-asian="bold" style:font-name-complex="Segoe UI" style:font-size-complex="28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 style:text-autospace="none" style:writing-mode="lr-tb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indent="0cm" style:text-autospace="none" style:writing-mode="lr-tb"/>
      <style:text-properties fo:color="#000000" style:font-name="Segoe UI Semibold" fo:font-size="28pt" fo:font-style="italic" fo:text-shadow="none" style:font-size-asian="28pt" style:font-style-asian="italic" style:font-size-complex="28pt" style:font-style-complex="italic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color="#000000" style:font-name="Segoe UI Semibold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color="#000000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P11" style:family="paragraph">
      <style:paragraph-properties fo:margin-left="0cm" fo:margin-right="0cm" fo:margin-top="0cm" fo:margin-bottom="0cm" fo:text-indent="0cm" style:text-autospace="none"/>
      <style:text-properties fo:color="#000000" style:font-name="Segoe UI Semibold" fo:font-size="24pt" fo:font-style="italic" fo:text-shadow="none" style:font-style-asian="italic" style:font-style-complex="italic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color="#000000" style:font-name="Segoe UI Semibold" fo:font-size="24pt" fo:font-style="italic" fo:text-shadow="none" fo:font-weight="normal" style:font-size-asian="24pt" style:font-style-asian="italic" style:font-weight-asian="normal" style:font-size-complex="24pt" style:font-style-complex="italic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color="#000000" style:font-name="Segoe UI Semibold" fo:font-size="28pt" fo:font-style="italic" fo:text-shadow="none" fo:font-weight="normal" style:font-name-asian="Segoe UI" style:font-size-asian="28pt" style:font-style-asian="italic" style:font-weight-asian="normal" style:font-name-complex="Segoe UI" style:font-size-complex="28pt" style:font-style-complex="italic" style:font-weight-complex="normal"/>
    </style:style>
    <style:style style:name="T6" style:family="text">
      <style:text-properties fo:color="#000000" style:font-name="Segoe UI Semibold" fo:font-size="31pt" fo:font-style="italic" fo:text-shadow="none" fo:font-weight="normal" style:font-name-asian="Segoe UI" style:font-size-asian="31pt" style:font-style-asian="italic" style:font-weight-asian="normal" style:font-name-complex="Segoe UI" style:font-size-complex="31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1.016cm">
          <draw:text-box>
            <text:p text:style-name="P1"><text:span text:style-name="T1">Epistle</text:span></text:p>
            <text:p text:style-name="P1"><text:span text:style-name="T2">Philippians 2:1–1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845cm" svg:height="7.928cm" svg:x="1.571cm" svg:y="0.854cm">
          <draw:text-box>
            <text:p text:style-name="P4"><text:span text:style-name="T3">1</text:span><text:span text:style-name="T4">So if there is any encouragement in Christ, any comfort from love, any participation in the Spirit, any affection and sympathy, </text:span><text:span text:style-name="T3">2</text:span><text:span text:style-name="T4">complete my joy by being of the same mind, having the same love, being in full accord and of one mi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4.892cm" svg:height="6.604cm" svg:x="1.524cm" svg:y="1.016cm">
          <draw:text-box>
            <text:p text:style-name="P4"><text:span text:style-name="T3">3</text:span><text:span text:style-name="T4">Do nothing from rivalry or conceit, but in humility count others more significant than yourselves. </text:span><text:span text:style-name="T3">4</text:span><text:span text:style-name="T4">Let each of you look not only to his own interests, but also to the interests of othe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5" draw:layer="layout" svg:width="24.892cm" svg:height="6.263cm" svg:x="1.524cm" svg:y="1.016cm">
          <draw:text-box>
            <text:p text:style-name="P4"><text:span text:style-name="T3">5</text:span><text:span text:style-name="T4">Have this mind among yourselves, which is yours in Christ Jesus, </text:span><text:span text:style-name="T3">6</text:span><text:span text:style-name="T4">who, though he was in the form of God, did not count equality with God a thing to be graspe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5" draw:layer="layout" svg:width="25.146cm" svg:height="7.766cm" svg:x="1.524cm" svg:y="0.762cm">
          <draw:text-box>
            <text:p text:style-name="P4"><text:span text:style-name="T4"><text:s/></text:span><text:span text:style-name="T3">7</text:span><text:span text:style-name="T4">but made himself nothing, taking the form of a servant, being born in the likeness of men. </text:span><text:span text:style-name="T3">8</text:span><text:span text:style-name="T4">And being found in human form, he humbled himself by becoming obedient to the point of death, even death on a cross. </text:span><text:span text:style-name="T4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5" draw:layer="layout" svg:width="25.146cm" svg:height="7.766cm" svg:x="1.524cm" svg:y="1.016cm">
          <draw:text-box>
            <text:p text:style-name="P4"><text:span text:style-name="T3">9</text:span><text:span text:style-name="T4">Therefore God has highly exalted him and bestowed on him the name that is above every name, </text:span><text:span text:style-name="T3">10</text:span><text:span text:style-name="T4">so that at the name of Jesus every knee should bow, in heaven and on earth and under the earth, </text:span><text:span text:style-name="T4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5" draw:layer="layout" svg:width="25.146cm" svg:height="6.283cm" svg:x="1.524cm" svg:y="1.016cm">
          <draw:text-box>
            <text:p text:style-name="P4"><text:span text:style-name="T3">11</text:span><text:span text:style-name="T4">and every tongue confess that Jesus Christ is Lord, to the glory of God the Fath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" draw:text-style-name="P8" draw:layer="layout" svg:width="25.146cm" svg:height="6.283cm" svg:x="1.524cm" svg:y="0.762cm">
          <draw:text-box>
            <text:p text:style-name="P7"><text:span text:style-name="T3">12</text:span><text:span text:style-name="T4">Therefore, my beloved, as you have always obeyed, so now, not only as in my presence but much more in my absence, work out your own salvation with fear and trembling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" draw:text-style-name="P9" draw:layer="layout" svg:width="25.146cm" svg:height="6.263cm" svg:x="1.524cm" svg:y="1.016cm">
          <draw:text-box>
            <text:p text:style-name="P7"><text:span text:style-name="T5"><text:s/></text:span><text:span text:style-name="T3">13</text:span><text:span text:style-name="T4">for it is God who works in you, both to will and to work for his good pleasure.</text:span><text:span text:style-name="T5"> </text:span></text:p>
            <text:p text:style-name="P4"><text:span text:style-name="T3">14</text:span><text:span text:style-name="T4">Do all things without grumbling or questioning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6" draw:text-style-name="P9" draw:layer="layout" svg:width="24.892cm" svg:height="6.283cm" svg:x="1.524cm" svg:y="0.829cm">
          <draw:text-box>
            <text:p text:style-name="P4"><text:span text:style-name="T3">15</text:span><text:span text:style-name="T4">that you may be blameless and innocent, children of God without blemish in the midst of a crooked and twisted generation, among whom you shine as lights in the worl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8" draw:text-style-name="P10" draw:layer="layout" svg:width="25.146cm" svg:height="4.849cm" svg:x="1.524cm" svg:y="1.016cm">
          <draw:text-box>
            <text:p text:style-name="P4"><text:span text:style-name="T3">16</text:span><text:span text:style-name="T4">holding fast to the word of life, so that in the day of Christ I may be proud that I did not run in vain or labor in vain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9" draw:text-style-name="P12" draw:layer="layout" svg:width="25.146cm" svg:height="6.35cm" svg:x="1.27cm" svg:y="0.762cm">
          <draw:text-box>
            <text:p text:style-name="P11"><text:span text:style-name="T3">17</text:span><text:span text:style-name="T4">Even if I am to be poured out as a </text:span><text:span text:style-name="T6">drink offering</text:span><text:span text:style-name="T4"> upon the sacrificial offering of your faith, I am glad and rejoice with you all. </text:span><text:span text:style-name="T3">18</text:span><text:span text:style-name="T4">Likewise you also should be glad and rejoice with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27T14:42:26.736000000</meta:creation-date>
    <dc:date>2017-09-28T21:18:16.901000000</dc:date>
    <meta:editing-duration>PT11M56S</meta:editing-duration>
    <meta:editing-cycles>3</meta:editing-cycles>
    <meta:generator>LibreOffice/5.4.1.2$Windows_X86_64 LibreOffice_project/ea7cb86e6eeb2bf3a5af73a8f7777ac570321527</meta:generator>
    <meta:document-statistic meta:object-count="57"/>
  </office:meta>
</office:document-meta>
</file>